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20"/>
        <table:table-column table:style-name="co27" table:default-cell-style-name="ce20"/>
        <table:table-column table:style-name="co3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8"/>
        <table:table-column table:style-name="co36" table:default-cell-style-name="ce20"/>
        <table:table-column table:style-name="co37" table:default-cell-style-name="ce20"/>
        <table:table-column table:style-name="co14" table:number-columns-repeated="16371" table:default-cell-style-name="ce20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 table:visibility="filter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1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1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1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1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1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1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1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1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1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1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1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1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1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1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 table:visibility="filter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1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1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1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 table:visibility="filter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1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1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21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1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1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1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1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1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1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1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1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1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1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1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1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1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1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1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1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1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1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1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1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1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1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1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1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1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1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1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1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1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1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1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1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1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1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1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1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1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1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1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1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1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1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1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1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1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1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1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1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1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1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1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1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1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1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1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1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1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1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1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1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1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1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1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1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1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1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1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1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1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1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1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1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1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1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1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1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1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1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1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1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1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1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1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1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1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1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1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1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1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21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1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1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1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1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1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1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 table:visibility="filter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1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1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1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1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1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1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21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1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1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1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1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1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1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 table:visibility="filter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1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1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1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1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1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1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1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1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1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1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1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1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1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1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1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1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1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1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1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1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1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1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1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1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1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1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1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1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1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1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1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1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1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1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1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1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1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1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1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1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1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1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1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1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1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 table:visibility="filter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1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1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1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1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1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1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1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1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1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1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1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1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1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0"/>
        <table:table-column table:style-name="co18" table:default-cell-style-name="ce20"/>
        <table:table-column table:style-name="co3" table:number-columns-repeated="2" table:default-cell-style-name="ce20"/>
        <table:table-column table:style-name="co14" table:number-columns-repeated="16380" table:default-cell-style-name="ce20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scc_Summoning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scc_Unit_Enchantment</text:p>
          </table:table-cell>
          <table:table-cell table:style-name="ce31" office:value-type="string" calcext:value-type="string">
            <text:p>1, 15</text:p>
          </table:table-cell>
          <table:table-cell table:style-name="ce3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3">scc_</text:span>City_Enchantment_Positive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<text:span text:style-name="T3">scc_</text:span>City_Enchantment_Negativ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>
            <text:p>scc_Direct_Damage_Fixed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scc_Global_Enchantment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31"/>
          <table:table-cell table:style-name="ce3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21" office:value-type="string" calcext:value-type="string">
            <text:p><text:span text:style-name="T3">scc_</text:span>Dispels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21" office:value-type="string" calcext:value-type="string">
            <text:p><text:span text:style-name="T3">scc_</text:span>Disenchants</text:p>
          </table:table-cell>
          <table:table-cell table:number-columns-repeated="2" table:style-name="ce3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21" office:value-type="string" calcext:value-type="string">
            <text:p><text:span text:style-name="T3">scc_</text:span>Disjunctions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21" office:value-type="string" calcext:value-type="string">
            <text:p><text:span text:style-name="T3">scc_Combat_</text:span>Counter_Magic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21" office:value-type="string" calcext:value-type="string">
            <text:p>scc_Direct_Damage_Variabl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21" office:value-type="string" calcext:value-type="string">
            <text:p><text:span text:style-name="T3">scc_Combat_</text:span>Banish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0"/>
        <table:table-column table:style-name="co19" table:default-cell-style-name="ce20"/>
        <table:table-column table:style-name="co14" table:number-columns-repeated="16382" table:default-cell-style-name="ce20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>
          <table:filter>
            <table:filter-and>
              <table:filter-condition table:data-type="number" table:value="" table:operator="=" table:field-number="4"/>
              <table:filter-condition table:value="BOTH" table:operator="=" table:field-number="2">
                <table:filter-set-item table:value="BOTH"/>
                <table:filter-set-item table:value="Overland-Only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8T20:34:00.608000000</dc:date>
    <meta:editing-duration>P21DT19H40M7S</meta:editing-duration>
    <meta:editing-cycles>103</meta:editing-cycles>
    <meta:document-statistic meta:table-count="7" meta:cell-count="3900" meta:object-count="0"/>
  </office:meta>
</office:document-meta>
</file>